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Standard">
      <style:text-properties officeooo:rsid="0016953e" officeooo:paragraph-rsid="0016953e"/>
    </style:style>
    <style:style style:name="P3" style:family="paragraph" style:parent-style-name="Standard">
      <style:text-properties fo:font-weight="bold" officeooo:rsid="0016953e" officeooo:paragraph-rsid="0016953e" style:font-weight-asian="bold" style:font-weight-complex="bold"/>
    </style:style>
    <style:style style:name="P4" style:family="paragraph" style:parent-style-name="Standard">
      <style:text-properties fo:font-weight="bold" officeooo:rsid="00180b01" officeooo:paragraph-rsid="00180b0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6953e" officeooo:paragraph-rsid="0016953e" style:font-weight-asian="bold" style:font-weight-complex="bold"/>
    </style:style>
    <style:style style:name="P6" style:family="paragraph" style:parent-style-name="Standard">
      <style:text-properties fo:font-weight="normal" officeooo:rsid="0016953e" officeooo:paragraph-rsid="0016953e" style:font-weight-asian="normal" style:font-weight-complex="normal"/>
    </style:style>
    <style:style style:name="P7" style:family="paragraph" style:parent-style-name="Standard">
      <style:text-properties fo:font-weight="normal" officeooo:paragraph-rsid="00180b01" style:font-weight-asian="normal" style:font-weight-complex="normal"/>
    </style:style>
    <style:style style:name="P8" style:family="paragraph" style:parent-style-name="Standard">
      <style:text-properties fo:font-weight="normal" officeooo:rsid="00180b01" officeooo:paragraph-rsid="00180b01" style:font-weight-asian="normal" style:font-weight-complex="normal"/>
    </style:style>
    <style:style style:name="P9" style:family="paragraph" style:parent-style-name="Standard">
      <style:text-properties officeooo:paragraph-rsid="00180b01"/>
    </style:style>
    <style:style style:name="P10" style:family="paragraph" style:parent-style-name="Standard">
      <style:text-properties officeooo:rsid="00180b01" officeooo:paragraph-rsid="00180b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0b01" style:font-weight-asian="bold" style:font-weight-complex="bold"/>
    </style:style>
    <style:style style:name="T3" style:family="text">
      <style:text-properties officeooo:rsid="00180b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tting environment variables for microservices</text:p>
      <text:p text:style-name="P2"/>
      <text:p text:style-name="P3">To set environment variable in ubuntu:</text:p>
      <text:p text:style-name="P2">step1: Go to Terminal</text:p>
      <text:p text:style-name="P2">step2: $ sudo -H vi etc/environment <text:s text:c="3"/>(enter)</text:p>
      <text:p text:style-name="P2">step3: enter environment variable to be declared in the format key=”value”</text:p>
      <text:p text:style-name="P2"><text:s text:c="8"/>i,e <text:s/>APP_URL=”7080”</text:p>
      <text:p text:style-name="P2"><text:s text:c="14"/>MONGO_URL=”mongodb://localhost:27017/redemption”</text:p>
      <text:p text:style-name="P2">step4: save the changes by entering (ESC+:+wq) for vi editor</text:p>
      <text:p text:style-name="P2">step5: logout and login to see the changes</text:p>
      <text:p text:style-name="P2"/>
      <text:p text:style-name="P3">To set environment variables in docker-compose.yaml file</text:p>
      <text:p text:style-name="P6">step1: In yaml file declare environment variables to pass for a perticular service</text:p>
      <text:p text:style-name="P9"><text:span text:style-name="T2"/></text:p>
      <text:p text:style-name="P10"><text:span text:style-name="T2">e</text:span><text:span text:style-name="T1">x:</text:span></text:p>
      <text:p text:style-name="P7"><text:span text:style-name="T3">version: '2.0'</text:span></text:p>
      <text:p text:style-name="P8"/>
      <text:p text:style-name="P8">services:</text:p>
      <text:p text:style-name="P8"/>
      <text:p text:style-name="P8"><text:s/>redemption:</text:p>
      <text:p text:style-name="P8"><text:s text:c="2"/>build: .</text:p>
      <text:p text:style-name="P8"><text:s text:c="2"/><text:span text:style-name="T1">environment:</text:span></text:p>
      <text:p text:style-name="P4"><text:s text:c="2"/>- MONGO_URL=mongodb://mongo:27017/redemption</text:p>
      <text:p text:style-name="P4"><text:s text:c="2"/>- APP_PORT=7080</text:p>
      <text:p text:style-name="P8"><text:s text:c="2"/>ports:</text:p>
      <text:p text:style-name="P8"><text:s text:c="2"/>- "7080:7080"</text:p>
      <text:p text:style-name="P8"><text:s text:c="2"/>depends_on:</text:p>
      <text:p text:style-name="P8">- mongo</text:p>
      <text:p text:style-name="P8"/>
      <text:p text:style-name="P8">declare environment variables under environment, as shown above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7:48:42.639699868</meta:creation-date>
    <dc:date>2018-06-19T18:03:40.525644523</dc:date>
    <meta:editing-duration>PT3M7S</meta:editing-duration>
    <meta:editing-cycles>1</meta:editing-cycles>
    <meta:document-statistic meta:table-count="0" meta:image-count="0" meta:object-count="0" meta:page-count="1" meta:paragraph-count="24" meta:word-count="100" meta:character-count="787" meta:non-whitespace-character-count="670"/>
    <meta:generator>LibreOffice/5.1.6.2$Linux_X86_64 LibreOffice_project/10m0$Build-2</meta:generator>
  </office:meta>
</office:document-meta>
</file>